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loext:contextual-spacing="false" fo:margin-left="0cm" fo:margin-right="0cm" fo:margin-top="0cm" fo:margin-bottom="0cm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</style:style>
    <style:style style:name="P3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style:text-underline-style="none" fo:font-weight="normal"/>
    </style:style>
    <style:style style:name="T3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518525505665_68"/>man(IOS) <text:s text:c="19"/>Specification Document <text:s text:c="21"/>man(IOS)</text:p>
      <text:p text:style-name="P2"/>
      <text:p text:style-name="P2"/>
      <text:p text:style-name="P2"/>
      <text:p text:style-name="P4">NAME</text:p>
      <text:p text:style-name="P3"><text:s text:c="7"/>grep<text:span text:style-name="T1"> – find text on a file</text:span></text:p>
      <text:p text:style-name="P2"/>
      <text:p text:style-name="P4">SYNOPSIS</text:p>
      <text:p text:style-name="P3"><text:s text:c="7"/>grep<text:span text:style-name="T1"> &lt;file&gt; &lt;needle&gt;</text:span></text:p>
      <text:p text:style-name="P2"/>
      <text:p text:style-name="P4">DESCRIPTION</text:p>
      <text:p text:style-name="P3"><text:s text:c="7"/>Searches the occurrence of the &lt;needle&gt; in each line of &lt;file&gt;; if a</text:p>
      <text:p text:style-name="P3"><text:tab/> occurrence is found all the line starting on &lt;needle&gt; will be printed<text:span text:style-name="T1">.</text:span></text:p>
      <text:p text:style-name="P2"/>
      <text:p text:style-name="P4">SEE ALSO</text:p>
      <text:p text:style-name="P4"><text:s text:c="7"/>strstr, strcmp (system calls)</text:p>
      <text:p text:style-name="P3"><text:s text:c="7"/><text:span text:style-name="T1">cat, less, print all content of a file</text:span></text:p>
      <text:p text:style-name="P2"/>
      <text:p text:style-name="P4">REPORTING BUGS</text:p>
      <text:p text:style-name="P3"><text:s text:c="7"/>not known <text:span text:style-name="T3">bugs</text:span><text:span text:style-name="T2">.</text:span></text:p>
      <text:p text:style-name="P2"/>
      <text:p text:style-name="P4">AUTHOR</text:p>
      <text:p text:style-name="P3"><text:tab/> <text:s/><text:span text:style-name="T1">Written by Alexander Bergarech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3T13:38:50.828376772</meta:creation-date>
    <dc:date>2020-05-16T16:08:12.01</dc:date>
    <meta:editing-duration>PT21M49S</meta:editing-duration>
    <meta:editing-cycles>8</meta:editing-cycles>
    <meta:generator>OpenOffice/4.1.6$Win32 OpenOffice.org_project/416m1$Build-9790</meta:generator>
    <dc:creator>Alexander Bergareche Casla</dc:creator>
    <meta:document-statistic meta:table-count="0" meta:image-count="0" meta:object-count="0" meta:page-count="1" meta:paragraph-count="15" meta:word-count="66" meta:character-count="476"/>
  </office:meta>
</office:document-meta>
</file>